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table:style-name="ce3" office:value-type="string">
            <text:p>24/07/2016;28/07/2016; 02/08/2016</text:p>
          </table:table-cell>
          <table:table-cell table:style-name="ce4" office:value-type="percentage" office:value="-0.5">
            <text:p>-50,00%</text:p>
          </table:table-cell>
        </table:table-row>
        <table:table-row table:style-name="ro1">
          <table:table-cell office:value-type="string">
            <text:p>Conexión a base de datos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03">
            <text:p>03/08/16</text:p>
          </table:table-cell>
          <table:table-cell table:style-name="ce4" office:value-type="percentage" office:value="1">
            <text:p>100,00%</text:p>
          </table:table-cell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Testeo PROGRAMACION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Estudio de roles para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3/08/2016</text:date>, <text:time>20:5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8-03T20:54:14.03</dc:date>
    <dc:creator>Giuliana María Esquibel</dc:creator>
    <meta:editing-duration>PT6M54S</meta:editing-duration>
    <meta:editing-cycles>5</meta:editing-cycles>
    <meta:generator>OpenOffice/4.0.1$Win32 OpenOffice.org_project/401m5$Build-9714</meta:generator>
    <meta:document-statistic meta:table-count="3" meta:cell-count="31" meta:object-count="0"/>
  </office:meta>
</office:document-meta>
</file>